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59f0" officeooo:paragraph-rsid="000d59f0"/>
    </style:style>
    <style:style style:name="P2" style:family="paragraph" style:parent-style-name="Standard">
      <style:text-properties officeooo:rsid="000e8ff3" officeooo:paragraph-rsid="000e8ff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thanael Bayard – L2 Info – TP5 Bases de données – 2017/2018</text:p>
      <text:p text:style-name="P1"/>
      <text:p text:style-name="P2">2) a. Non : chaque discipline sera associé à un seul code_discipline, qui est aussi la clé primaire de DISCIPLINE. Donc pour chaque discipline, il n'y aura qu'une seule ligne dans DISCIPLINE associée, et donc une seule valeur possible pour le champ #code_sport de celle-ci.</text:p>
      <text:p text:style-name="P2">b. Chaque sportif est associé à une valeur différente de nom_licence. Dans APPARTENIR_EQUIPE, on voit que ce champ fait partie de la clé primaire avec le champ <text:span text:style-name="T1">#num_equipe</text:span><text:span text:style-name="T3">. On en déduit qu'il pourrait y avoir plusieurs lignes dans APPARTENIR_EQUIPE contenant le même </text:span><text:span text:style-name="T2">#num_licence</text:span><text:span text:style-name="T3">, mais un </text:span><text:span text:style-name="T2">#num_equipe</text:span><text:span text:style-name="T3"> différent.Cela respectera bien le principe d'unicité associé avec la clé primaire de cette table.</text:span></text:p>
      <text:p text:style-name="P2"/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0:16:54.740722981</meta:creation-date>
    <meta:generator>LibreOffice/4.3.3.2$Linux_X86_64 LibreOffice_project/430m0$Build-2</meta:generator>
    <dc:date>2017-11-16T10:25:40.870958638</dc:date>
    <meta:editing-duration>PT8M46S</meta:editing-duration>
    <meta:editing-cycles>2</meta:editing-cycles>
    <meta:document-statistic meta:table-count="0" meta:image-count="0" meta:object-count="0" meta:page-count="1" meta:paragraph-count="3" meta:word-count="114" meta:character-count="732" meta:non-whitespace-character-count="618"/>
  </office:meta>
</office:document-meta>
</file>